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4B09A64D011D1C34B24.png" manifest:media-type="image/png"/>
  <manifest:file-entry manifest:full-path="Pictures/10000201000002D80000023E841DAF771379D80C.png" manifest:media-type="image/png"/>
  <manifest:file-entry manifest:full-path="Pictures/1000020100000514000005141E146A4F3F87E7DD.png" manifest:media-type="image/png"/>
  <manifest:file-entry manifest:full-path="Pictures/100000000000012C000000C8BC6436F3E0756FF2.png" manifest:media-type="image/png"/>
  <manifest:file-entry manifest:full-path="Pictures/100000000000037B000004381265C014516EBEDB.png" manifest:media-type="image/png"/>
  <manifest:file-entry manifest:full-path="Pictures/1000000000000CEC000009B1DBB261B62DB9ED98.png" manifest:media-type="image/png"/>
  <manifest:file-entry manifest:full-path="Pictures/10000201000001000000010069745583482F92FB.png" manifest:media-type="image/png"/>
  <manifest:file-entry manifest:full-path="Pictures/10000000000004220000031A0AF85F1C071E4B8A.png" manifest:media-type="image/png"/>
  <manifest:file-entry manifest:full-path="Pictures/10000000000000E1000000E1BBE2998BEC428D80.png" manifest:media-type="image/png"/>
  <manifest:file-entry manifest:full-path="Pictures/10000201000003AF00000212BBE22E965D071582.png" manifest:media-type="image/png"/>
  <manifest:file-entry manifest:full-path="Pictures/10000201000004B000000337ED9F75999DD1FF8A.png" manifest:media-type="image/png"/>
  <manifest:file-entry manifest:full-path="Pictures/1000416600008D2E00004F6045D45030E4D3EC44.svg" manifest:media-type="image/svg+xml"/>
  <manifest:file-entry manifest:full-path="Pictures/10000201000003AF000002120750A1C3DD64FA7F.png" manifest:media-type="image/png"/>
  <manifest:file-entry manifest:full-path="Pictures/100002010000025800000258C32A43F96C4B5C9E.png" manifest:media-type="image/png"/>
  <manifest:file-entry manifest:full-path="Pictures/10000000000002D800000342ADDEC3110E2B889F.jpg" manifest:media-type="image/jpe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b3b3b3" draw:textarea-horizontal-align="center" draw:textarea-vertical-align="middle" draw:auto-grow-height="false" draw:fit-to-size="false" style:shrink-to-fit="false" fo:min-height="5.339cm" fo:min-width="9.501cm" fo:padding-top="0.131cm" fo:padding-bottom="0.131cm" fo:padding-left="0.25cm" fo:padding-right="0.25cm" fo:wrap-option="wrap" draw:shadow="visible" draw:shadow-offset-x="-4cm" draw:shadow-offset-y="0cm" draw:shadow-color="#ff8080" draw:shadow-opacity="40%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08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5.739cm" fo:min-width="10.3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b3b3b3" draw:textarea-horizontal-align="center" draw:textarea-vertical-align="middle" draw:auto-grow-height="false" draw:fit-to-size="false" style:shrink-to-fit="false" fo:min-height="5.54cm" fo:min-width="8.901cm" fo:padding-top="0.131cm" fo:padding-bottom="0.131cm" fo:padding-left="0.25cm" fo:padding-right="0.25cm" fo:wrap-option="wrap" draw:shadow="visible" draw:shadow-offset-x="-4cm" draw:shadow-offset-y="0cm" draw:shadow-color="#ff8080" draw:shadow-opacity="40%"/>
    </style:style>
    <style:style style:name="gr9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b3b3b3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-4cm" draw:shadow-offset-y="0cm" draw:shadow-color="#ff8080" draw:shadow-opacity="40%"/>
    </style:style>
    <style:style style:name="pr1" style:family="presentation" style:parent-style-name="Blueprint_20_Plans-notes">
      <style:graphic-properties draw:fill-color="#ffffff" draw:auto-grow-height="true" fo:min-height="13.36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r4" style:family="presentation" style:parent-style-name="Vintag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800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custom-shape draw:style-name="gr1" draw:text-style-name="P2" draw:layer="layout" svg:width="10cm" svg:height="5.6cm" svg:x="3cm" svg:y="3cm">
          <text:p text:style-name="P1"><text:span text:style-name="T1">UPDATE </text:span></text:p>
          <text:p text:style-name="P1"><text:span text:style-name="T1">LC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3" draw:layer="layout" svg:width="4.8cm" svg:height="5.661cm" svg:x="0.2cm" svg:y="10cm">
          <draw:image xlink:href="Pictures/100000000000037B000004381265C014516EBEDB.png" xlink:type="simple" xlink:show="embed" xlink:actuate="onLoad">
            <text:p/>
          </draw:image>
        </draw:frame>
        <draw:frame draw:style-name="gr3" draw:text-style-name="P3" draw:layer="layout" svg:width="8.343cm" svg:height="9.558cm" svg:x="14cm" svg:y="2cm">
          <draw:image xlink:href="Pictures/10000000000002D800000342ADDEC3110E2B889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draw:style-name="gr5" draw:text-style-name="P5" draw:layer="layout" svg:width="3.6cm" svg:height="2.384cm" svg:x="1.8cm" svg:y="11cm">
          <draw:text-box>
            <text:p><text:s text:c="2"/>Leaving</text:p>
            <text:p>certificate</text:p>
          </draw:text-box>
        </draw:frame>
        <draw:custom-shape draw:style-name="gr6" draw:text-style-name="P6" draw:layer="layout" svg:width="10.8cm" svg:height="6cm" svg:x="4cm" svg:y="5.2cm">
          <text:p text:style-name="P1"><text:span text:style-name="T2">SHOW</text:span></text:p>
          <text:p text:style-name="P1"><text:span text:style-name="T2">LC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3" draw:layer="layout" svg:width="10.8cm" svg:height="7.8cm" svg:x="15.8cm" svg:y="6cm">
          <draw:image xlink:href="Pictures/100000000000012C000000C8BC6436F3E0756FF2.png" xlink:type="simple" xlink:show="embed" xlink:actuate="onLoad">
            <text:p/>
          </draw:image>
        </draw:frame>
        <draw:frame draw:style-name="gr3" draw:text-style-name="P3" draw:layer="layout" svg:width="5.457cm" svg:height="5.457cm" svg:x="0.743cm" svg:y="9.743cm">
          <draw:image xlink:href="Pictures/100002010000025800000258C32A43F96C4B5C9E.png" xlink:type="simple" xlink:show="embed" xlink:actuate="onLoad">
            <text:p/>
          </draw:image>
        </draw:frame>
        <draw:frame draw:style-name="gr7" draw:text-style-name="P5" draw:layer="layout" svg:width="1.6cm" svg:height="0.962cm" svg:x="2.2cm" svg:y="10.438cm">
          <draw:text-box>
            <text:p>LC</text:p>
          </draw:text-box>
        </draw:frame>
        <draw:frame draw:style-name="gr7" draw:text-style-name="P5" draw:layer="layout" svg:width="17.4cm" svg:height="0.962cm" svg:x="4.4cm" svg:y="1.6cm">
          <draw:text-box>
            <text:p>SHOW <text:s/>THE <text:s/>LEAVING <text:s/>CERTIFICATE</text:p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draw:custom-shape draw:style-name="gr8" draw:text-style-name="P2" draw:layer="layout" svg:width="9.4cm" svg:height="5.801cm" svg:x="4.2cm" svg:y="3.399cm">
          <text:p text:style-name="P1"><text:span text:style-name="T1">ADD </text:span></text:p>
          <text:p text:style-name="P1"><text:span text:style-name="T1">LC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3" draw:layer="layout" svg:width="10.234cm" svg:height="8.069cm" svg:x="15.6cm" svg:y="3.4cm">
          <draw:image xlink:href="Pictures/10000201000002D80000023E841DAF771379D80C.png" xlink:type="simple" xlink:show="embed" xlink:actuate="onLoad">
            <text:p/>
          </draw:image>
        </draw:frame>
        <draw:frame draw:style-name="gr3" draw:text-style-name="P3" draw:layer="layout" svg:width="4.4cm" svg:height="4.4cm" svg:x="2.143cm" svg:y="10.4cm">
          <draw:image xlink:href="Pictures/1000020100000514000005141E146A4F3F87E7DD.png" xlink:type="simple" xlink:show="embed" xlink:actuate="onLoad">
            <text:p/>
          </draw:image>
        </draw:frame>
        <draw:frame draw:style-name="gr3" draw:text-style-name="P3" draw:layer="layout" svg:width="4.2cm" svg:height="4.4cm" svg:x="6.861cm" svg:y="10.423cm">
          <draw:image xlink:href="Pictures/10000000000000E1000000E1BBE2998BEC428D80.png" xlink:type="simple" xlink:show="embed" xlink:actuate="onLoad">
            <text:p/>
          </draw:image>
        </draw:frame>
        <draw:frame draw:style-name="gr3" draw:text-style-name="P3" draw:layer="layout" svg:width="4cm" svg:height="4.4cm" svg:x="11.4cm" svg:y="10.4cm">
          <draw:image xlink:href="Pictures/10000000000004B0000004B09A64D011D1C34B2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custom-shape draw:style-name="gr9" draw:text-style-name="P2" draw:layer="layout" svg:width="10cm" svg:height="5.001cm" svg:x="2.8cm" svg:y="4.4cm">
          <text:p text:style-name="P1"><text:span text:style-name="T1">DELETE</text:span></text:p>
          <text:p text:style-name="P1"><text:span text:style-name="T1">LC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3" draw:layer="layout" svg:width="9.6cm" svg:height="9.6cm" svg:x="14.4cm" svg:y="3.2cm">
          <draw:image xlink:href="Pictures/10000201000001000000010069745583482F92FB.png" xlink:type="simple" xlink:show="embed" xlink:actuate="onLoad">
            <text:p/>
          </draw:image>
        </draw:frame>
        <draw:frame draw:style-name="gr7" draw:text-style-name="P5" draw:layer="layout" svg:width="3.6cm" svg:height="1.673cm" svg:x="17.4cm" svg:y="4.8cm">
          <draw:text-box>
            <text:p><text:s/>Leaving</text:p>
            <text:p>certificate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fill-image draw:name="Bitmap_20_1" draw:display-name="Bitmap 1" xlink:href="Pictures/10000000000004220000031A0AF85F1C071E4B8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3.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0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9cm" fo:margin-bottom="0cm" fo:text-indent="0cm"/>
      <style:text-properties fo:font-size="7.59999990463257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9cm" fo:margin-bottom="0cm" fo:text-indent="0cm"/>
      <style:text-properties fo:font-size="5.6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9cm" fo:margin-bottom="0cm" fo:text-indent="0cm"/>
      <style:text-properties fo:font-size="4.19999980926514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9cm" fo:margin-bottom="0cm" fo:text-indent="0cm"/>
      <style:text-properties fo:font-size="3.2000000476837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1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7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23cm" fo:text-align="center" fo:text-indent="0cm"/>
      <style:text-properties fo:font-size="15.8000001907349pt"/>
    </style:style>
    <style:style style:name="Vintage-outline3" style:family="presentation" style:parent-style-name="Vintage-outline2">
      <style:paragraph-properties fo:margin-left="0cm" fo:margin-right="0cm" fo:margin-top="0cm" fo:margin-bottom="0.167cm" fo:text-align="center" fo:text-indent="0cm"/>
      <style:text-properties fo:font-size="13.5pt"/>
    </style:style>
    <style:style style:name="Vintage-outline4" style:family="presentation" style:parent-style-name="Vintage-outline3">
      <style:paragraph-properties fo:margin-left="0cm" fo:margin-right="0cm" fo:margin-top="0cm" fo:margin-bottom="0.11cm" fo:text-align="center" fo:text-indent="0cm"/>
      <style:text-properties fo:font-size="11.3000001907349pt"/>
    </style:style>
    <style:style style:name="Vintage-outline5" style:family="presentation" style:parent-style-name="Vintage-outline4">
      <style:paragraph-properties fo:margin-left="0cm" fo:margin-right="0cm" fo:margin-top="0cm" fo:margin-bottom="0.055cm" fo:text-align="center" fo:text-indent="0cm"/>
      <style:text-properties fo:font-size="11.3000001907349pt"/>
    </style:style>
    <style:style style:name="Vintage-outline6" style:family="presentation" style:parent-style-name="Vintage-outline5">
      <style:paragraph-properties fo:margin-left="0cm" fo:margin-right="0cm" fo:margin-top="0cm" fo:margin-bottom="0.055cm" fo:text-align="center" fo:text-indent="0cm"/>
      <style:text-properties fo:font-size="11.3000001907349pt"/>
    </style:style>
    <style:style style:name="Vintage-outline7" style:family="presentation" style:parent-style-name="Vintage-outline6">
      <style:paragraph-properties fo:margin-left="0cm" fo:margin-right="0cm" fo:margin-top="0cm" fo:margin-bottom="0.055cm" fo:text-align="center" fo:text-indent="0cm"/>
      <style:text-properties fo:font-size="11.3000001907349pt"/>
    </style:style>
    <style:style style:name="Vintage-outline8" style:family="presentation" style:parent-style-name="Vintage-outline7">
      <style:paragraph-properties fo:margin-left="0cm" fo:margin-right="0cm" fo:margin-top="0cm" fo:margin-bottom="0.055cm" fo:text-indent="0cm"/>
      <style:text-properties fo:font-size="11.3000001907349pt"/>
    </style:style>
    <style:style style:name="Vintage-outline9" style:family="presentation" style:parent-style-name="Vintage-outline8">
      <style:paragraph-properties fo:margin-left="0cm" fo:margin-right="0cm" fo:margin-top="0cm" fo:margin-bottom="0.055cm" fo:text-indent="0cm"/>
      <style:text-properties fo:font-size="11.3000001907349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.799999237060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3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color="#ffffff" fo:font-size="14pt"/>
    </style:style>
    <style:style style:name="MP8" style:family="paragraph">
      <loext:graphic-properties draw:fill="none" draw:fill-color="#ffffff"/>
      <style:text-properties fo:color="#ffffff" fo:font-size="14pt"/>
    </style:style>
    <style:style style:name="MP9" style:family="paragraph">
      <style:paragraph-properties fo:text-align="center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1" style:family="paragraph"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paragraph-properties fo:text-align="center"/>
      <style:text-properties fo:font-size="14pt"/>
    </style:style>
    <style:style style:name="MP19" style:family="paragraph">
      <loext:graphic-properties draw:fill="none" draw:fill-color="#ffffff"/>
      <style:paragraph-properties fo:text-align="center"/>
      <style:text-properties fo:font-size="14pt"/>
    </style:style>
    <style:style style:name="MP20" style:family="paragraph">
      <style:text-properties style:font-name="Liberation Serif" fo:font-size="14pt"/>
    </style:style>
    <style:style style:name="MP21" style:family="paragraph">
      <loext:graphic-properties draw:fill="none" draw:fill-color="#ffffff"/>
      <style:text-properties style:font-name="Liberation Serif" fo:font-size="14pt"/>
    </style:style>
    <style:style style:name="MP22" style:family="paragraph">
      <style:paragraph-properties fo:text-align="center"/>
      <style:text-properties style:font-name="Liberation Serif" fo:font-size="14pt"/>
    </style:style>
    <style:style style:name="MP23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24" style:family="paragraph">
      <style:paragraph-properties fo:text-align="end"/>
      <style:text-properties style:font-name="Liberation Serif" fo:font-size="14pt"/>
    </style:style>
    <style:style style:name="MP25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P26" style:family="paragraph">
      <style:text-properties fo:color="#000000" fo:font-size="14pt"/>
    </style:style>
    <style:style style:name="MP27" style:family="paragraph">
      <loext:graphic-properties draw:fill="none" draw:fill-color="#ffffff"/>
      <style:text-properties fo:color="#000000" fo:font-size="14pt"/>
    </style:style>
    <style:style style:name="MP28" style:family="paragraph">
      <style:paragraph-properties fo:text-align="end"/>
      <style:text-properties fo:color="#000000" fo:font-size="14pt"/>
    </style:style>
    <style:style style:name="MP2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color="#ffffff" fo:font-size="14pt"/>
    </style:style>
    <style:style style:name="MT2" style:family="text">
      <style:text-properties fo:font-size="14pt"/>
    </style:style>
    <style:style style:name="MT3" style:family="text">
      <style:text-properties style:font-name="Liberation Serif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7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5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5cm" svg:x="20.076cm" svg:y="14.347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17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7" draw:text-style-name="MP14" draw:layer="backgroundobjects" svg:width="6.523cm" svg:height="1.086cm" svg:x="1.4cm" svg:y="14.348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9" draw:layer="backgroundobjects" svg:width="8.875cm" svg:height="1.086cm" svg:x="9.576cm" svg:y="14.348cm" presentation:class="footer">
        <draw:text-box>
          <text:p text:style-name="MP18"><text:span text:style-name="MT2"><presentation:footer/></text:span></text:p>
        </draw:text-box>
      </draw:frame>
      <draw:frame presentation:style-name="Mpr7" draw:text-style-name="MP16" draw:layer="backgroundobjects" svg:width="6.523cm" svg:height="1.086cm" svg:x="20.075cm" svg:y="14.348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4" draw:layer="backgroundobjects" svg:width="9.112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8" draw:text-style-name="MP16" draw:layer="backgroundobjects" svg:width="9.112cm" svg:height="1.484cm" svg:x="11.887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9" draw:text-style-name="MP14" draw:layer="backgroundobjects" svg:width="9.112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9" draw:text-style-name="MP16" draw:layer="backgroundobjects" svg:width="9.112cm" svg:height="1.484cm" svg:x="11.887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17" draw:layer="backgroundobjects" svg:width="27.999cm" svg:height="15.741cm" svg:x="0cm" svg:y="0.009cm">
        <draw:image xlink:href="Pictures/1000416600008D2E00004F6045D45030E4D3EC44.svg" xlink:type="simple" xlink:show="embed" xlink:actuate="onLoad">
          <text:p/>
        </draw:image>
        <draw:image xlink:href="Pictures/10000201000003AF000002120750A1C3DD64FA7F.png" xlink:type="simple" xlink:show="embed" xlink:actuate="onLoad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0" draw:text-style-name="MP14" draw:layer="backgroundobjects" svg:width="5.923cm" svg:height="1.086cm" svg:x="2.4cm" svg:y="14.35cm" presentation:class="date-time">
        <draw:text-box>
          <text:p text:style-name="MP13"><text:span text:style-name="MT2"><presentation:date-time/></text:span></text:p>
        </draw:text-box>
      </draw:frame>
      <draw:frame presentation:style-name="Mpr10" draw:text-style-name="MP19" draw:layer="backgroundobjects" svg:width="8.875cm" svg:height="1.086cm" svg:x="9.576cm" svg:y="14.348cm" presentation:class="footer">
        <draw:text-box>
          <text:p text:style-name="MP18"><text:span text:style-name="MT2"><presentation:footer/></text:span></text:p>
        </draw:text-box>
      </draw:frame>
      <draw:frame presentation:style-name="Mpr10" draw:text-style-name="MP16" draw:layer="backgroundobjects" svg:width="6.123cm" svg:height="1.086cm" svg:x="19.677cm" svg:y="14.3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2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17" draw:layer="backgroundobjects" svg:width="28cm" svg:height="15.75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2.63cm" svg:x="1.4cm" svg:y="6.6cm" presentation:class="title" presentation:placeholder="true">
        <draw:text-box/>
      </draw:frame>
      <draw:frame presentation:style-name="Vintage-outline1" draw:layer="backgroundobjects" svg:width="24.639cm" svg:height="4.2cm" svg:x="1.4cm" svg:y="9.9cm" presentation:class="outline" presentation:placeholder="true">
        <draw:text-box/>
      </draw:frame>
      <draw:frame presentation:style-name="Mpr13" draw:text-style-name="MP21" draw:layer="backgroundobjects" svg:width="6.523cm" svg:height="1.086cm" svg:x="1.399cm" svg:y="14.348cm" presentation:class="date-time">
        <draw:text-box>
          <text:p text:style-name="MP20"><text:span text:style-name="MT3"><presentation:date-time/></text:span></text:p>
        </draw:text-box>
      </draw:frame>
      <draw:frame presentation:style-name="Mpr13" draw:text-style-name="MP23" draw:layer="backgroundobjects" svg:width="8.875cm" svg:height="1.086cm" svg:x="9.575cm" svg:y="14.348cm" presentation:class="footer">
        <draw:text-box>
          <text:p text:style-name="MP22"><text:span text:style-name="MT3"><presentation:footer/></text:span></text:p>
        </draw:text-box>
      </draw:frame>
      <draw:frame presentation:style-name="Mpr13" draw:text-style-name="MP25" draw:layer="backgroundobjects" svg:width="6.523cm" svg:height="1.086cm" svg:x="20.074cm" svg:y="14.348cm" presentation:class="page-number">
        <draw:text-box>
          <text:p text:style-name="MP24"><text:span text:style-name="MT3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2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4" draw:text-style-name="MP16" draw:layer="backgroundobjects" svg:width="9.112cm" svg:height="1.484cm" svg:x="11.887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5" draw:text-style-name="MP14" draw:layer="backgroundobjects" svg:width="9.112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5" draw:text-style-name="MP16" draw:layer="backgroundobjects" svg:width="9.112cm" svg:height="1.484cm" svg:x="11.887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17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6" draw:text-style-name="MP14" draw:layer="backgroundobjects" svg:width="6.523cm" svg:height="0.634cm" svg:x="1.4cm" svg:y="14.8cm" presentation:class="date-time">
        <draw:text-box>
          <text:p text:style-name="MP13"><text:span text:style-name="MT1"><presentation:date-time/></text:span></text:p>
        </draw:text-box>
      </draw:frame>
      <draw:frame presentation:style-name="Mpr16" draw:text-style-name="MP19" draw:layer="backgroundobjects" svg:width="8.875cm" svg:height="0.634cm" svg:x="9.576cm" svg:y="14.8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16" draw:layer="backgroundobjects" svg:width="6.523cm" svg:height="0.634cm" svg:x="20.076cm" svg:y="14.8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7" draw:layer="backgroundobjects" svg:width="9.113cm" svg:height="1.484cm" svg:x="0cm" svg:y="0cm" presentation:class="header">
          <draw:text-box>
            <text:p text:style-name="MP26"><text:span text:style-name="MT4"><presentation:header/></text:span></text:p>
          </draw:text-box>
        </draw:frame>
        <draw:frame presentation:style-name="Mpr17" draw:text-style-name="MP29" draw:layer="backgroundobjects" svg:width="9.113cm" svg:height="1.484cm" svg:x="11.886cm" svg:y="0cm" presentation:class="date-time">
          <draw:text-box>
            <text:p text:style-name="MP28"><text:span text:style-name="MT4"><presentation:date-time/></text:span></text:p>
          </draw:text-box>
        </draw:frame>
        <draw:frame presentation:style-name="Mpr18" draw:text-style-name="MP27" draw:layer="backgroundobjects" svg:width="9.113cm" svg:height="1.484cm" svg:x="0cm" svg:y="28.215cm" presentation:class="footer">
          <draw:text-box>
            <text:p text:style-name="MP26"><text:span text:style-name="MT4"><presentation:footer/></text:span></text:p>
          </draw:text-box>
        </draw:frame>
        <draw:frame presentation:style-name="Mpr18" draw:text-style-name="MP29" draw:layer="backgroundobjects" svg:width="9.113cm" svg:height="1.484cm" svg:x="11.886cm" svg:y="28.215cm" presentation:class="page-number">
          <draw:text-box>
            <text:p text:style-name="MP2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19:58:34.709728563</meta:creation-date>
    <dc:date>2020-01-28T21:12:51.488822775</dc:date>
    <meta:editing-duration>PT23M23S</meta:editing-duration>
    <meta:editing-cycles>5</meta:editing-cycles>
    <meta:generator>LibreOffice/6.0.7.3$Linux_X86_64 LibreOffice_project/00m0$Build-3</meta:generator>
    <meta:document-statistic meta:object-count="105"/>
  </office:meta>
</office:document-meta>
</file>